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re's a Song in the Air</text:p>
      <text:p text:style-name="P1"/>
      <text:p text:style-name="P3">There's a song in the air!</text:p>
      <text:p text:style-name="P3">There's a star in the sky!</text:p>
      <text:p text:style-name="P3">There's a mother's deep prayer</text:p>
      <text:p text:style-name="P3">And a baby's low cry!</text:p>
      <text:p text:style-name="P3">And the star rains its fire while the beautiful sing,</text:p>
      <text:p text:style-name="P3">For the manger of Bethlehem cradles a King!</text:p>
      <text:p text:style-name="P3"/>
      <text:p text:style-name="P3">There's a tumult of joy</text:p>
      <text:p text:style-name="P3">O'er the wonderful birth,</text:p>
      <text:p text:style-name="P3">For a Virgin's sweet boy</text:p>
      <text:p text:style-name="P3">Is the Lord of the earth.</text:p>
      <text:p text:style-name="P3">Ay! the star rains its fire while the beautiful sing,</text:p>
      <text:p text:style-name="P3">For the manger of Bethlehem cradles a King!</text:p>
      <text:p text:style-name="P3"/>
      <text:p text:style-name="P3">In the light of that star</text:p>
      <text:p text:style-name="P3">Lie the ages impearled;</text:p>
      <text:p text:style-name="P3">And that sone from afar</text:p>
      <text:p text:style-name="P3">Has swept over the world.</text:p>
      <text:p text:style-name="P3">Every heart is aflame and the beautiful sing,</text:p>
      <text:p text:style-name="P3">In the homes of the nations that Jesus is King!</text:p>
      <text:p text:style-name="P3"/>
      <text:p text:style-name="P3">We rejoice in the light,</text:p>
      <text:p text:style-name="P3">And we echo the song</text:p>
      <text:p text:style-name="P3">That comes down thro' the night</text:p>
      <text:p text:style-name="P3">From the heavenly throng.</text:p>
      <text:p text:style-name="P3">Ay! we shout to the lovely evangel they bring,</text:p>
      <text:p text:style-name="P3">And we greet in His cradle our Savior and King!</text:p>
      <text:p text:style-name="P3"><text:span text:style-name="T1"/></text:p>
      <text:p text:style-name="P3"/>
      <text:p text:style-name="P3">Composer: Karl P. Harrington</text:p>
      <text:p text:style-name="P3">Lyricist: Josiah G. Holl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629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2T09:39:01</meta:creation-date>
    <meta:editing-duration>PT10M38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27" meta:word-count="169" meta:character-count="853"/>
    <dc:date>2018-12-22T09:49:39</dc:date>
    <dc:creator>Hank Warren</dc:creator>
    <meta:template xlink:type="simple" xlink:actuate="onRequest" xlink:title="TubaHymn" xlink:href="../../../../../../Library/Application%20Support/OpenOffice/4/user/template/TubaHymn.ott" meta:date="2018-12-22T09:39:01"/>
  </office:meta>
</office:document-meta>
</file>